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bri" svg:font-family="calib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6937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font-name="Liberation Sans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1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wrap-option="wrap" fo:border-left="none" fo:border-right="0.99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99pt groove #000000" fo:border-left="none" fo:border-right="0.99pt groove #000000" fo:border-top="0.99pt groove #000000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ciones_flyc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STRATEGIA 3</text:p>
          </table:table-cell>
          <table:table-cell table:style-name="ce8"/>
          <table:table-cell table:style-name="ce16"/>
          <table:table-cell table:style-name="ce18" office:value-type="string" calcext:value-type="string">
            <text:p><text:span text:style-name="T1">NOMBRE</text:span> <text:span text:style-name="T1">CEPAS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ulaciones flycop con 30 ciclos</text:p>
          </table:table-cell>
          <table:table-cell table:style-name="ce9" office:value-type="string" calcext:value-type="string">
            <text:p>Optimal consortium configuration found: 0.05 0.0001 -10 -5</text:p>
          </table:table-cell>
          <table:table-cell table:style-name="ce17"/>
          <table:table-cell table:style-name="ce19" office:value-type="string" calcext:value-type="string">
            <text:p>Cepa 1 → <text:span text:style-name="T2">Default </text:span><text:span text:style-name="T1">Cepa 2 </text:span>→ <text:span text:style-name="T2">Plastic degradation Strategy 3 </text:span>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5">
          <table:table-cell table:style-name="ce3" office:value-type="string" calcext:value-type="string">
            <text:p>SIMULACIÓN</text:p>
          </table:table-cell>
          <table:table-cell table:style-name="ce10" office:value-type="string" calcext:value-type="string">
            <text:p>Uptake EG cepa 1 (default)</text:p>
          </table:table-cell>
          <table:table-cell table:style-name="ce10" office:value-type="string" calcext:value-type="string">
            <text:p>Uptake EG cepa 2 (strategy 3)</text:p>
          </table:table-cell>
          <table:table-cell table:style-name="ce20" office:value-type="string" calcext:value-type="string">
            <text:p>Biomass</text:p>
          </table:table-cell>
          <table:table-cell table:style-name="ce20" office:value-type="string" calcext:value-type="string">
            <text:p>Fitness</text:p>
          </table:table-cell>
          <table:table-cell table:style-name="ce26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Total biomass: 0.240238 infitness cycle 322. Biomass yield=0.08538</text:p>
          </table:table-cell>
          <table:table-cell table:style-name="ce21" office:value-type="string" calcext:value-type="string">
            <text:p>Avg.fitness(sd): <text:s/>0.32488506319 <text:s/>0.0</text:p>
          </table:table-cell>
          <table:table-cell table:style-name="ce27" office:value-type="string" calcext:value-type="string">
            <text:p>mejor biomasa y fitness</text:p>
          </table:table-cell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Total biomass: 0.181139 infitness cycle 322. Biomass yield=0.079957</text:p>
          </table:table-cell>
          <table:table-cell table:style-name="ce22" office:value-type="string" calcext:value-type="string">
            <text:p>Avg.fitness(sd): <text:s/>0.32482181984 <text:s/>0.0</text:p>
          </table:table-cell>
          <table:table-cell table:style-name="ce4" office:value-type="string" calcext:value-type="string">
            <text:p>buen fitness</text:p>
          </table:table-cell>
        </table:table-row>
        <table:table-row table:style-name="ro8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3" office:value-type="string" calcext:value-type="string">
            <text:p>Total biomass: 0.173019 infitness cycle 322. Biomass yield=0.075088</text:p>
          </table:table-cell>
          <table:table-cell table:style-name="ce23" office:value-type="string" calcext:value-type="string">
            <text:p>Avg.fitness(sd): <text:s/>0.32384645527 <text:s/>0.0</text:p>
          </table:table-cell>
          <table:table-cell table:style-name="ce4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24" office:value-type="string" calcext:value-type="string">
            <text:p><text:span text:style-name="T3">Total biomass: </text:span>0.182399 infitness cycle 322. <text:span text:style-name="T3">Biomass yield</text:span>=0.080725</text:p>
          </table:table-cell>
          <table:table-cell table:style-name="ce24" office:value-type="string" calcext:value-type="string">
            <text:p>Avg.fitness(sd): <text:s/>0.32457924531 <text:s/>0.0</text:p>
          </table:table-cell>
          <table:table-cell table:style-name="ce27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3" office:value-type="string" calcext:value-type="string">
            <text:p>Total biomass: 0.18245 infitness cycle 322. Biomass yield=0.080757</text:p>
          </table:table-cell>
          <table:table-cell table:style-name="ce23" office:value-type="string" calcext:value-type="string">
            <text:p>Avg.fitness(sd): <text:s/>0.32457096377 <text:s/>0.0</text:p>
          </table:table-cell>
          <table:table-cell table:style-name="ce27" office:value-type="string" calcext:value-type="string">
            <text:p>buena biomasa</text:p>
          </table:table-cell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0.1</text:p>
          </table:table-cell>
          <table:table-cell table:style-name="ce25" office:value-type="string" calcext:value-type="string">
            <text:p>Total biomass: 0.391185 infitness cycle 322. Biomass yield=0.202312</text:p>
          </table:table-cell>
          <table:table-cell table:style-name="ce25" office:value-type="string" calcext:value-type="string">
            <text:p>Avg.fitness(sd): <text:s/>3.0330163573 <text:s/>0.0</text:p>
          </table:table-cell>
          <table:table-cell table:style-name="ce27" office:value-type="string" calcext:value-type="string">
            <text:p>El fitness es muy elevado. ERROR?</text:p>
          </table:table-cell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Total biomass: 0.182221 infitness cycle 322. Biomass yield=0.050047</text:p>
          </table:table-cell>
          <table:table-cell table:style-name="ce23" office:value-type="string" calcext:value-type="string">
            <text:p>Avg.fitness(sd): <text:s/>0.10804007553 <text:s/>0.0</text:p>
          </table:table-cell>
          <table:table-cell table:style-name="ce4"/>
        </table:table-row>
        <table:table-row table:style-name="ro9"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string" calcext:value-type="string">
            <text:p>Total biomass: 0.173176 infitness cycle 322. Biomass yield=0.075184</text:p>
          </table:table-cell>
          <table:table-cell table:style-name="ce23" office:value-type="string" calcext:value-type="string">
            <text:p>Avg.fitness(sd): <text:s/>0.32372932262 <text:s/>0.0</text:p>
          </table:table-cell>
          <table:table-cell table:style-name="ce4"/>
        </table:table-row>
        <table:table-row table:style-name="ro3">
          <table:table-cell table:style-name="ce6"/>
          <table:table-cell table:style-name="ce15"/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style-name="ce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bri" svg:font-family="calib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08:11:04.088514652</dc:date>
    <meta:editing-duration>PT1H32M48S</meta:editing-duration>
    <meta:editing-cycles>3</meta:editing-cycles>
    <meta:generator>LibreOffice/6.4.6.2$Linux_X86_64 LibreOffice_project/40$Build-2</meta:generator>
    <meta:document-statistic meta:table-count="1" meta:cell-count="54" meta:object-count="0"/>
    <meta:user-defined meta:name=""/>
  </office:meta>
</office:document-meta>
</file>